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500000002D00D84A26D76C2D981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line-height="100%"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Ubuntu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Ubuntu Linux!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Ubuntu Linux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buntu (/ʊˈbʊntuː/ (listen) uu-BUUN-too)[7] is a Linux distribution based on Debian and composed mostly of free and open-source software.[8][9][10] Ubuntu is officially released in three editions: Desktop,[11] Server,[12] and Core[13] for Internet of things devices[14] and robots.[15][16] All the editions can run on the computer alone, or in a virtual machine.[17] Ubuntu is a popular operating system for cloud computing, with support for OpenStack.[18] Ubuntu's default desktop has been GNOME since version 17.10.[19]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draw:style-name="gr2" draw:text-style-name="P5" draw:layer="layout" svg:width="19.162cm" svg:height="10.778cm" svg:x="3.698cm" svg:y="2.557cm">
          <draw:image xlink:href="Pictures/1000000000000500000002D00D84A26D76C2D9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8:24:33.743177361</meta:creation-date>
    <meta:editing-duration>PT33M28S</meta:editing-duration>
    <meta:editing-cycles>2</meta:editing-cycles>
    <meta:generator>LibreOffice/7.3.6.2$Linux_X86_64 LibreOffice_project/30$Build-2</meta:generator>
    <dc:title>Blueprint Plans</dc:title>
    <dc:date>2022-10-02T19:48:35.721994499</dc:date>
    <meta:document-statistic meta:object-count="65"/>
  </office:meta>
</office:document-meta>
</file>